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8pt" style:font-size-asian="8pt" style:font-name-complex="Courier New"/>
    </style:style>
    <style:style style:name="P2" style:family="paragraph" style:parent-style-name="Standard">
      <style:paragraph-properties fo:text-align="justify" style:justify-single-word="false"/>
      <style:text-properties style:font-name="Courier New" fo:font-size="8pt" style:font-size-asian="8pt" style:font-name-complex="Courier New"/>
    </style:style>
    <style:style style:name="P3" style:family="paragraph" style:parent-style-name="Standard">
      <style:text-properties style:font-name="Courier New" fo:font-size="8pt" fo:language="en" fo:country="US" style:font-size-asian="8pt" style:font-name-complex="Courier New"/>
    </style:style>
    <style:style style:name="P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5" style:family="paragraph" style:parent-style-name="Standard">
      <style:text-properties style:font-name="Courier New" fo:font-size="8pt" fo:language="en" fo:country="US" style:font-name-asian="Courier New"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7" style:family="paragraph" style:parent-style-name="Standard">
      <style:paragraph-properties fo:text-align="justify" style:justify-single-word="false"/>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Название_20_объекта">
      <style:paragraph-properties fo:text-align="center" style:justify-single-word="false"/>
    </style:style>
    <style:style style:name="P11"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style:font-name="Courier New" fo:font-size="8pt" style:font-size-asian="8pt" style:font-name-complex="Courier New"/>
    </style:style>
    <style:style style:name="T3" style:family="text">
      <style:text-properties style:font-name="Courier New" fo:font-size="8pt" fo:language="en" fo:country="US" style:font-size-asian="8pt" style:font-name-complex="Courier New"/>
    </style:style>
    <style:style style:name="T4" style:family="text">
      <style:text-properties fo:background-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1" text:outline-level="1">сишные трюки<text:line-break/>(9й выпуск)</text:h>
      <text:p text:style-name="Standard">крис касперски ака мыщъх, ака <text:span text:style-name="T1">souriz</text:span>, <text:span text:style-name="T1">aka</text:span> <text:span text:style-name="T1">nezumi</text:span>, <text:span text:style-name="T1">aka</text:span> <text:span text:style-name="T1">elraton</text:span>, <text:span text:style-name="T1">no</text:span>-<text:span text:style-name="T1">email</text:span></text:p>
      <text:h text:style-name="Heading_20_2" text:outline-level="2"><text:span text:style-name="T1">unions</text:span> <text:span text:style-name="T1">vs</text:span> нецензурный кастинг</text:h>
      <text:p text:style-name="P9">Типизация, призванная оградить программиста от совершения ошибок, хорошо работает лишь на бумаге, а в реальной жизни порождает множество проблем (особенно при низкоуровневом разборе байтов), решаемых с помощью явного преобразования типов или, другим словами "кастинга" (от английского "<text:span text:style-name="T1">casting</text:span>"), например, так:</text:p>
      <text:p text:style-name="P8"/>
      <text:p text:style-name="P3">int *p; char x;</text:p>
      <text:p text:style-name="P5">…</text:p>
      <text:p text:style-name="Standard"><text:span text:style-name="T3">x</text:span><text:span text:style-name="T2"> = *(((</text:span><text:span text:style-name="T3">char</text:span><text:span text:style-name="T2">*)</text:span><text:span text:style-name="T3">p</text:span><text:span text:style-name="T2">)+3);<text:tab/>// получить байт, лежащий по смещению 3 от ячейки *</text:span><text:span text:style-name="T3">p</text:span></text:p>
      <text:p text:style-name="P10">Листинг <text:sequence text:ref-name="refЛистинг0" text:name="Листинг" text:formula="ooow:Листинг+1" style:num-format="1">1</text:sequence> пример явного преобразования типов</text:p>
      <text:p text:style-name="P9">Типизация была серьезно ужесточена в приплюснутом си, вследствие чего количество операций явного преобразования резко возросло, захламляя листинг и культивируя порочный стиль программирования.</text:p>
      <text:p text:style-name="P9">Рассмотрим следующую ситуацию (<text:span text:style-name="T4">см. листинг 2</text:span>), функция <text:span text:style-name="T1">f</text:span>00 принимает указатель на <text:span text:style-name="T1">char</text:span>, а функция <text:span text:style-name="T1">bar</text:span> возвращает обобщенный указатель <text:span text:style-name="T1">void</text:span>*, который мы должны передать функции <text:span text:style-name="T1">f</text:span>00, но… не можем этого сделать!!!</text:p>
      <text:p text:style-name="P8"/>
      <text:p text:style-name="Standard"><text:span text:style-name="T3">f</text:span><text:span text:style-name="T2">00(</text:span><text:span text:style-name="T3">char</text:span><text:span text:style-name="T2"> *</text:span><text:span text:style-name="T3">x</text:span><text:span text:style-name="T2">);<text:tab/>// Функция, ожидающая указателя на </text:span><text:span text:style-name="T3">char</text:span></text:p>
      <text:p text:style-name="P1"/>
      <text:p text:style-name="Standard"><text:span text:style-name="T3">void</text:span><text:span text:style-name="T2">* </text:span><text:span text:style-name="T3">bar</text:span><text:span text:style-name="T2">();<text:tab/>// функция, возвращающая обобщенный указатель </text:span><text:span text:style-name="T3">void</text:span></text:p>
      <text:p text:style-name="P1"/>
      <text:p text:style-name="Standard"><text:span text:style-name="T3">f00(bar());<text:tab/>// </text:span><text:span text:style-name="T2">ошибка</text:span><text:span text:style-name="T3">!!! </text:span><text:span text:style-name="T2">указатель на </text:span><text:span text:style-name="T3">char</text:span><text:span text:style-name="T2"> не равнозначен указателю </text:span><text:span text:style-name="T3">void</text:span><text:span text:style-name="T2">*</text:span></text:p>
      <text:p text:style-name="P10">Листинг<text:span text:style-name="T1"> </text:span><text:sequence text:ref-name="refЛистинг1" text:name="Листинг" text:formula="ooow:Листинг+1" style:num-format="1">2</text:sequence><text:span text:style-name="T1"> </text:span>жесткая типизация приплюснутого си трактует попытку передачи <text:span text:style-name="T1">void</text:span>* вместе <text:span text:style-name="T1">char</text:span>* как ошибку</text:p>
      <text:p text:style-name="P9">Компилятор, сообщив об ошибке приведения типов, остановит трансляцию, вынуждая нас на явное преобразование <text:span text:style-name="T1">void</text:span>* в <text:span text:style-name="T1">char</text:span>*. Что здесь плохого? А то, что у программиста вырабатывается устойчивый рефлекс преобразовывать типы всякий раз, когда их не может "проглотить" компилятор, совершенно не обращая внимания на их "совместимость", в результате чего константы сплошь и рядом преобразуются в указатели, а указатели — в константы со всеми вытекающими отсюда последствиями. Но по другому программировать просто не получается!!! Различные функции различных библиотек по разному объявляют _физически_ _идентичные_ типы переменных так что от преобразования никуда не уйти, а ограничиться одной конкретной библиотекой все равно не получится. Платформа .<text:span text:style-name="T1">NET</text:span> выглядит обнадеживающей, но… похожая идея (объять необъятное) уже предпринималась не раз и не два, но всякий раз заканчивалась если не провалом, то… разводом и девичьей фамилией. Взять хотя бы <text:span text:style-name="T1">MFC</text:span>. И попытаться прикрутить ее к чему-нибудь еще, например, к <text:span text:style-name="T1">API</text:span>-функциям операционной системы. Преобразований будет там…</text:p>
      <text:p text:style-name="P9">Но частые преобразования _очень_ аноят, особенно если их приходится выполнять над одним и тем же набором переменных. В этом случае можно (и нужно!) использовать объединения, объявляемые ключевым словом <text:span text:style-name="T1">union</text:span>, и позволяющие "легализовать" операции между разнотипными переменными.</text:p>
      <text:p text:style-name="P9">Код, приведенный в <text:span text:style-name="T4">листинге 1</text:span>, с использованием объединений выглядит так:</text:p>
      <text:p text:style-name="P9"/>
      <text:p text:style-name="Standard"><text:span text:style-name="T3">union</text:span><text:span text:style-name="T2"> </text:span><text:span text:style-name="T3">pint</text:span><text:span text:style-name="T2">2</text:span><text:span text:style-name="T3">char</text:span><text:span text:style-name="T2"><text:tab/>/* декларация объединения */</text:span></text:p>
      <text:p text:style-name="P3">{</text:p>
      <text:p text:style-name="Standard"><text:span text:style-name="T3"><text:tab/>int</text:span><text:span text:style-name="T2"> <text:s/>*</text:span><text:span text:style-name="T3">pi</text:span><text:span text:style-name="T2">;</text:span><text:span text:style-name="T3"><text:tab/></text:span><text:span text:style-name="T2"><text:tab/>// указатель на </text:span><text:span text:style-name="T3">int</text:span></text:p>
      <text:p text:style-name="Standard"><text:span text:style-name="T2"><text:tab/></text:span><text:span text:style-name="T3">char</text:span><text:span text:style-name="T2"> *</text:span><text:span text:style-name="T3">pb</text:span><text:span text:style-name="T2">;<text:tab/><text:tab/>// указатель на </text:span><text:span text:style-name="T3">char</text:span></text:p>
      <text:p text:style-name="P3">} ppp;</text:p>
      <text:p text:style-name="P3"/>
      <text:p text:style-name="Standard"><text:span text:style-name="T3">int</text:span><text:span text:style-name="T2"> *</text:span><text:span text:style-name="T3">p</text:span><text:span text:style-name="T2">; </text:span><text:span text:style-name="T3">char</text:span><text:span text:style-name="T2"> </text:span><text:span text:style-name="T3">x</text:span><text:span text:style-name="T2">;<text:tab/><text:tab/>// объявление остальных переменных</text:span></text:p>
      <text:p text:style-name="P5">…</text:p>
      <text:p text:style-name="Standard"><text:span text:style-name="T3">ppp</text:span><text:span text:style-name="T2">.</text:span><text:span text:style-name="T3">pi</text:span><text:span text:style-name="T2"> = </text:span><text:span text:style-name="T3">p</text:span><text:span text:style-name="T2">; </text:span><text:span text:style-name="T3">x</text:span><text:span text:style-name="T2"> = *(</text:span><text:span text:style-name="T3">ppp</text:span><text:span text:style-name="T2">.</text:span><text:span text:style-name="T3">pb</text:span><text:span text:style-name="T2">+3);<text:tab/>// элегантный уход от кастинга</text:span></text:p>
      <text:p text:style-name="P10">Листинг<text:span text:style-name="T1"> </text:span><text:sequence text:ref-name="refЛистинг2" text:name="Листинг" text:formula="ooow:Листинг+1" style:num-format="1">3</text:sequence><text:span text:style-name="T1"> </text:span>использование объединений в си для избавления от явного преобразования типов</text:p>
      <text:p text:style-name="P9"><text:soft-page-break/>На первый взгляд, вариант с объединениями даже более громоздкий, чем без них, но объединение достаточно объявить один раз, а потом можно использовать сколько угодно раз, и с каждым разом приносимый им выигрыш будет нарастать, не говоря уже о том, что избавление от явных преобразований улучшают читабельность листинга.</text:p>
      <text:p text:style-name="P9">Приплюснутый Си идет еще дальше и поддерживает анонимные объединения, которые можно вызвать без объявления переменной-костыля, которой в данной случае является <text:span text:style-name="T1">ppp</text:span>. Переписанный Листинг 2, выглядит так:</text:p>
      <text:p text:style-name="P8"/>
      <text:p text:style-name="Standard"><text:span text:style-name="T3">union</text:span><text:span text:style-name="T2"><text:tab/><text:tab/><text:tab/>/* декларация анонимного объединения */</text:span></text:p>
      <text:p text:style-name="P3">{</text:p>
      <text:p text:style-name="Standard"><text:span text:style-name="T3"><text:tab/>void</text:span><text:span text:style-name="T2"> *</text:span><text:span text:style-name="T3">VOID</text:span><text:span text:style-name="T2">;</text:span><text:span text:style-name="T3"><text:tab/></text:span><text:span text:style-name="T2"><text:tab/>// обобщенный указатель *</text:span><text:span text:style-name="T3">void</text:span></text:p>
      <text:p text:style-name="Standard"><text:span text:style-name="T2"><text:tab/></text:span><text:span text:style-name="T3">char</text:span><text:span text:style-name="T2"> *</text:span><text:span text:style-name="T3">CHAR</text:span><text:span text:style-name="T2">;<text:tab/><text:tab/>// указатель на </text:span><text:span text:style-name="T3">char</text:span></text:p>
      <text:p text:style-name="P3">};</text:p>
      <text:p text:style-name="Standard"><text:span text:style-name="T3">VOID</text:span><text:span text:style-name="T2"> = </text:span><text:span text:style-name="T3">bar</text:span><text:span text:style-name="T2">(); </text:span><text:span text:style-name="T3">f</text:span><text:span text:style-name="T2">00(</text:span><text:span text:style-name="T3">CHAR</text:span><text:span text:style-name="T2">);<text:tab/>// уход от кастинга</text:span></text:p>
      <text:p text:style-name="P10">Листинг <text:sequence text:ref-name="refЛистинг3" text:name="Листинг" text:formula="ooow:Листинг+1" style:num-format="1">4</text:sequence> использование анонимных объединений в приплюснутом си избавляет нас от кастинга, но делает логику работы кода менее очевидной</text:p>
      <text:p text:style-name="P9">Анонимные объединения элегантно избавляют нас от кастинга, но… в то же самое время затрудняют чтение листинга, поскольку, из конструкции "VOID = bar(); f00(CHAR);" совершенно неочевидно, что функции <text:span text:style-name="T1">f</text:span>00 передается значение, возращенное <text:span text:style-name="T1">bar</text:span> и не видя объединения можно подумать, что <text:span text:style-name="T1">VOID</text:span> и <text:span text:style-name="T1">CHAR</text:span> это две _разные_ переменные, когда на самом деле это _одна_ физическая ячейка памяти.</text:p>
      <text:p text:style-name="P9">В общем, получается замкнутый круг, выхода из которого нет…</text:p>
      <text:h text:style-name="Heading_20_2" text:outline-level="2">сравнение структур</text:h>
      <text:p text:style-name="P9">В языке Си отсутствуют механизмы сравнения структур, и все учебники, которые мыщъху только доводилось курить, пишут, что структуры вообще нельзя сравнивать. Во всяком случае — побайтово. Поэлементно — можно, но это не универсально (для каждой структуры приходится писать свою функцию сравнения), непроизводительно и вообще не по-хакерски.</text:p>
      <text:p text:style-name="P9">Чем мотивирован запрет на побайтовое сравнение структур? А тем, что компиляторы по умолчанию выравнивают элементы структуры по кратным адресам, обеспечивая минимальное время доступа к данным. Величина выравнивания зависит от конкретной платформы и если она отлична от единицы (как это обычно и бывает), между соседними элементами могут образовываться "дыры", содержимое которых не определено. Вот эти самые дыры и делают побайтовое сравнение ненадежным.</text:p>
      <text:p text:style-name="P9">На самом деле, сравнивать структуры все-таки можно. Имеется как минимум два пути решения проблемы. Во-первых, выравнивание можно отключить соответствующей прагмой компилятора или ключом командной строки, тогда дыры исчезнут, но… вместе с ними исчезнет и скорость (во всяком случае, потенциально). Падение производительности в некоторых случаях может быть очень значительным (а некоторые процессоры при обращении к не выровненным данным и вовсе генерируют исключение) и хотя правильной группировкой членов структуры его можно избежать, это не лучшее решение.</text:p>
      <text:p text:style-name="P9">Исследование "дыр" (и логики компиляции) показывает, что их содержимое легко сделать определенным. Достаточно перед объявлением структуры (или сразу же после объявления) проинициализировать принадлежащую ей область памяти, забив ее нулями и… это все! Компилятор _никогда_ не изменяет значение "дыр" между элементами структуры и даже если структура передается по значению, она копируется вся целиком вместе со всеми дырами которые только у нее есть (а дыра — это нора!), следовательно, побайтовое сравнение структур _абсолютно_ надежно. Главное, не забывать об инициализации дыр, которая в общем случае делается так:</text:p>
      <text:p text:style-name="P9"/>
      <text:p text:style-name="P7"><text:span text:style-name="T3">struct</text:span><text:span text:style-name="T2"> </text:span><text:span text:style-name="T3">my</text:span><text:span text:style-name="T2">_</text:span><text:span text:style-name="T3">struct</text:span><text:span text:style-name="T2"><text:tab/><text:tab/>/* декларация произвольной структуры */</text:span></text:p>
      <text:p text:style-name="P4">{</text:p>
      <text:p text:style-name="P4"><text:tab/>int a;</text:p>
      <text:p text:style-name="P4"><text:tab/>char b;</text:p>
      <text:p text:style-name="P4"><text:tab/>int c;</text:p>
      <text:p text:style-name="P4">};</text:p>
      <text:p text:style-name="P4"/>
      <text:p text:style-name="P7"><text:span text:style-name="T3">struct</text:span><text:span text:style-name="T2"> </text:span><text:span text:style-name="T3">my</text:span><text:span text:style-name="T2">_</text:span><text:span text:style-name="T3">struct</text:span><text:span text:style-name="T2"> </text:span><text:span text:style-name="T3">XX</text:span><text:span text:style-name="T2">;<text:tab/><text:tab/>// объявление структуры </text:span><text:span text:style-name="T3">XX</text:span><text:span text:style-name="T2"> (дыры заполнены мусором)</text:span></text:p>
      <text:p text:style-name="P7"><text:span text:style-name="T3">struct</text:span><text:span text:style-name="T2"> </text:span><text:span text:style-name="T3">my</text:span><text:span text:style-name="T2">_</text:span><text:span text:style-name="T3">struct</text:span><text:span text:style-name="T2"> </text:span><text:span text:style-name="T3">XY</text:span><text:span text:style-name="T2">;<text:tab/><text:tab/>// объявление структуры </text:span><text:span text:style-name="T3">XY</text:span><text:span text:style-name="T2"> (дыры заполнены мусором)</text:span></text:p>
      <text:p text:style-name="P4"/>
      <text:p text:style-name="P7"><text:span text:style-name="T3">memset</text:span><text:span text:style-name="T2">(&amp;</text:span><text:span text:style-name="T3">XX</text:span><text:span text:style-name="T2">, 0, </text:span><text:span text:style-name="T3">sizeof</text:span><text:span text:style-name="T2">(</text:span><text:span text:style-name="T3">XX</text:span><text:span text:style-name="T2">));<text:tab/>// инициализируем область памяти структуры </text:span><text:span text:style-name="T3">XX</text:span></text:p>
      <text:p text:style-name="P7"><text:span text:style-name="T3">memset</text:span><text:span text:style-name="T2">(&amp;</text:span><text:span text:style-name="T3">XY</text:span><text:span text:style-name="T2">, 0, </text:span><text:span text:style-name="T3">sizeof</text:span><text:span text:style-name="T2">(</text:span><text:span text:style-name="T3">XY</text:span><text:span text:style-name="T2">));<text:tab/>// инициализируем область памяти структуры </text:span><text:span text:style-name="T3">XY</text:span></text:p>
      <text:p text:style-name="P2"><text:soft-page-break/></text:p>
      <text:p text:style-name="P6">…</text:p>
      <text:p text:style-name="P2">// что-то делаем со структурами</text:p>
      <text:p text:style-name="P6">…</text:p>
      <text:p text:style-name="P4"/>
      <text:p text:style-name="P7"><text:span text:style-name="T3">if</text:span><text:span text:style-name="T2"> (!</text:span><text:span text:style-name="T3">memcmp</text:span><text:span text:style-name="T2">(&amp;</text:span><text:span text:style-name="T3">XX</text:span><text:span text:style-name="T2">, &amp;</text:span><text:span text:style-name="T3">XY</text:span><text:span text:style-name="T2">, </text:span><text:span text:style-name="T3">sizeof</text:span><text:span text:style-name="T2">(</text:span><text:span text:style-name="T3">XX</text:span><text:span text:style-name="T2">))</text:span></text:p>
      <text:p text:style-name="P7"><text:span text:style-name="T3"><text:tab/></text:span><text:span text:style-name="T2">/* структуры идентичны */</text:span></text:p>
      <text:p text:style-name="P4">else</text:p>
      <text:p text:style-name="P7"><text:span text:style-name="T3"><text:tab/></text:span><text:span text:style-name="T2">/* структуры _не_ идентичны */</text:span></text:p>
      <text:p text:style-name="P10">Листинг <text:sequence text:ref-name="refЛистинг4" text:name="Листинг" text:formula="ooow:Листинг+1" style:num-format="1">5</text:sequence> "обнуление" области памяти, занятой структурой, дает зеленый свет операции побайтового сравнения</text:p>
      <text:h text:style-name="Heading_20_2" text:outline-level="2"><text:span text:style-name="T1">strncpy</text:span> <text:span text:style-name="T1">vs</text:span> <text:span text:style-name="T1">strcpy</text:span></text:h>
      <text:p text:style-name="P9">В борьбе с переполняющимися буферами программисты перелопачивают тонны исходного кода на погонный метр, заменяя все потенциально опасные функции их безопасными аналогами с суффиксом "<text:span text:style-name="T1">n</text:span>", позволяющим задать предельный размер обрабатываемой строки или блока памяти.</text:p>
      <text:p text:style-name="P9">Часто подобная замена делается чисто механически без учета специфики <text:span text:style-name="T1">n</text:span>-функций и не только не устраняет ошибки, но даже увеличивает их число. Вероятно, самым популярным ляпом является замена <text:span text:style-name="T1">strcpy</text:span> на <text:span text:style-name="T1">strncpy</text:span>.</text:p>
      <text:p text:style-name="P9">Рассмотрим код вида:</text:p>
      <text:p text:style-name="P9"/>
      <text:p text:style-name="P4">f00(char *s)</text:p>
      <text:p text:style-name="P4">{</text:p>
      <text:p text:style-name="P4"><text:tab/>char buf[BUF_SIZE];</text:p>
      <text:p text:style-name="P4"><text:tab/>…</text:p>
      <text:p text:style-name="P4"><text:tab/>strcpy(buf,s);</text:p>
      <text:p text:style-name="P2">}</text:p>
      <text:p text:style-name="P10">Листинг <text:sequence text:ref-name="refЛистинг5" text:name="Листинг" text:formula="ooow:Листинг+1" style:num-format="1">6</text:sequence> потенциально опасный код, подверженный переполнению</text:p>
      <text:p text:style-name="P9">Если длина строки <text:span text:style-name="T1">s</text:span> превысит размер буфера <text:span text:style-name="T1">buf</text:span>, произойдет переполнение, результатом которого зачастую становится полная капитуляция компьютера перед злоумышленником, чего допускать ни в коем случае нельзя и в благородном порыве гражданского долга многие переписывают потенциально опасный код так:</text:p>
      <text:p text:style-name="P8"/>
      <text:p text:style-name="P4">f00(char *s)</text:p>
      <text:p text:style-name="P4">{</text:p>
      <text:p text:style-name="P4"><text:tab/>char buf[BUF_SIZE];</text:p>
      <text:p text:style-name="P4"><text:tab/>…</text:p>
      <text:p text:style-name="P4"><text:tab/>strncpy(buf,s, BUF_SIZE);</text:p>
      <text:p text:style-name="P2">}</text:p>
      <text:p text:style-name="P10">Листинг <text:sequence text:ref-name="refЛистинг6" text:name="Листинг" text:formula="ooow:Листинг+1" style:num-format="1">7</text:sequence> исправленный, но по-прежнему потенциально опасный вариант того же самого кода</text:p>
      <text:p text:style-name="P8">или так…</text:p>
      <text:p text:style-name="P8"/>
      <text:p text:style-name="P7"><text:span text:style-name="T3">f00(char *s)</text:span></text:p>
      <text:p text:style-name="P4">{</text:p>
      <text:p text:style-name="P4"><text:tab/>char buf[BUF_SIZE];</text:p>
      <text:p text:style-name="P4"><text:tab/>…</text:p>
      <text:p text:style-name="P4"><text:tab/>strncpy(buf,s, BUF_SIZE-1);</text:p>
      <text:p text:style-name="P2">}</text:p>
      <text:p text:style-name="P10">Листинг <text:sequence text:ref-name="refЛистинг7" text:name="Листинг" text:formula="ooow:Листинг+1" style:num-format="1">8</text:sequence> …еще один потенциально опасный вариант</text:p>
      <text:p text:style-name="P9">Хе-хе. Если размер строки <text:span text:style-name="T1">s</text:span> превысит значение <text:span text:style-name="T1">BUF</text:span>_<text:span text:style-name="T1">SIZE</text:span> (или <text:span text:style-name="T1">BUF</text:span>_<text:span text:style-name="T1">SIZE</text:span>-1), функция <text:span text:style-name="T1">strncpy</text:span> прервет копирование, "забыв" поставить завершающий ноль. Причем, об этом будет очень трудно узнать, поскольку сообщение об ошибке в этом случае не возвращается, а попытка определить фактическую длину скопированной строки через <text:span text:style-name="T1">strlen</text:span>(<text:span text:style-name="T1">buf</text:span>) ни к чему хорошему не приводит, поскольку в отсутствии завершающего нуля в лучшем случае мы получаем неверный размер, в худшем — исключение.</text:p>
      <text:p text:style-name="P9">Находятся программисты, добавляют завершающий ноль вручную, делая это приблизительно так:</text:p>
      <text:p text:style-name="P8"/>
      <text:p text:style-name="P4">f00(char *s)</text:p>
      <text:p text:style-name="P4"><text:soft-page-break/>{</text:p>
      <text:p text:style-name="P4"><text:tab/>char buf[BUF_SIZE];</text:p>
      <text:p text:style-name="P4"><text:tab/>…</text:p>
      <text:p text:style-name="P7"><text:span text:style-name="T2"><text:tab/></text:span><text:span text:style-name="T3">buf[BUF_SIZE-1] = 0;</text:span></text:p>
      <text:p text:style-name="P7"><text:span text:style-name="T3"><text:tab/>strncpy(buf,s, BUF_SIZE-1);</text:span></text:p>
      <text:p text:style-name="P2">}</text:p>
      <text:p text:style-name="P10">Листинг <text:sequence text:ref-name="refЛистинг8" text:name="Листинг" text:formula="ooow:Листинг+1" style:num-format="1">9</text:sequence> не подверженный переполнению, но по-прежнему неправильно работающий код</text:p>
      <text:p text:style-name="P9">Такой код вполне безопасен в плане переполнения, однако, порочен, греховен и ненадежен, поскольку, маскирует факт "обрезания" строки, что приводит к непредсказуемой работе программы. Вот только один пример. Допустим, в переменной <text:span text:style-name="T1">s</text:span> передается путь к каталогу для удаления его содержимого. Допустим так же, что в силу каких-то обстоятельств, длина пути превысит <text:span text:style-name="T1">BUF</text:span>_<text:span text:style-name="T1">SIZE</text:span> и он окажется усечен. Если усечение произойдет на границе "\", то удаленным окажется совсем другой каталог, причем каталог более высокого уровня!!!</text:p>
      <text:p text:style-name="P9">Самый простой и единственно правильный вариант выглядит как показано в листинге 10, а функция <text:span text:style-name="T1">strncpy</text:span>, кстати говоря, изначально задумывалась для копирования не <text:span text:style-name="T1">ASCIIZ</text:span> строк, т.е. строк _не_ содержащих символа завершающего нуля и это совсем не аналог <text:span text:style-name="T1">strcpy</text:span>! Эти две функции _не_ взаимозаменяемы!</text:p>
      <text:p text:style-name="P9"/>
      <text:p text:style-name="P4">f00(char *s)</text:p>
      <text:p text:style-name="P4">{</text:p>
      <text:p text:style-name="P4"><text:tab/>char buf[BUF_SIZE];</text:p>
      <text:p text:style-name="P4"><text:tab/>…</text:p>
      <text:p text:style-name="P7"><text:span text:style-name="T3"><text:tab/>if (strlen(s)&gt;=BUF_SIZE) return ERROR; else strcpy(buf,s);</text:span></text:p>
      <text:p text:style-name="P2">}</text:p>
      <text:p text:style-name="P10">Листинг <text:sequence text:ref-name="refЛистинг9" text:name="Листинг" text:formula="ooow:Листинг+1" style:num-format="1">10</text:sequence> безопасный и правильно работающий вариан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1-05T22:43:00</dc:date>
    <meta:editing-cycles>120</meta:editing-cycles>
    <meta:editing-duration>PT5H55M</meta:editing-duration>
    <meta:document-statistic meta:table-count="0" meta:image-count="0" meta:object-count="0" meta:page-count="4" meta:paragraph-count="106" meta:word-count="1343" meta:character-count="9707" meta:non-whitespace-character-count="8429"/>
    <meta:generator>LibreOffice/5.1.4.2$Windows_x86 LibreOffice_project/f99d75f39f1c57ebdd7ffc5f42867c12031db97a</meta:generator>
  </office:meta>
</office:document-meta>
</file>